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4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22:25.3180596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22:25.33099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09-17T09:23:13.168718500</dc:date>
    <dc:language>pt-PT</dc:language>
    <meta:editing-cycles>533</meta:editing-cycles>
    <meta:editing-duration>PT13H27M20S</meta:editing-duration>
    <meta:print-date>2020-01-09T15:25:59.983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